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 style:master-page-name="Standard">
      <style:table-properties style:width="19.001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5.08cm" style:rel-column-width="2880*"/>
    </style:style>
    <style:style style:name="Table6.B" style:family="table-column">
      <style:table-column-properties style:column-width="13.921cm" style:rel-column-width="7892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6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" style:family="table" style:master-page-name="Standard">
      <style:table-properties style:width="19.001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5.08cm" style:rel-column-width="2880*"/>
    </style:style>
    <style:style style:name="Table1.B" style:family="table-column">
      <style:table-column-properties style:column-width="13.921cm" style:rel-column-width="7892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 style:master-page-name="Standard">
      <style:table-properties style:width="19.001cm" style:rel-width="100%" fo:margin-left="0cm" fo:margin-top="0cm" fo:margin-bottom="0cm" style:page-number="auto" table:align="left" style:writing-mode="lr-tb"/>
    </style:style>
    <style:style style:name="Table2.A" style:family="table-column">
      <style:table-column-properties style:column-width="5.08cm" style:rel-column-width="2880*"/>
    </style:style>
    <style:style style:name="Table2.B" style:family="table-column">
      <style:table-column-properties style:column-width="13.921cm" style:rel-column-width="7892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" style:family="table" style:master-page-name="Standard">
      <style:table-properties style:width="19.001cm" style:rel-width="100%" fo:margin-left="0cm" fo:margin-top="0cm" fo:margin-bottom="0cm" style:page-number="auto" table:align="left" style:writing-mode="lr-tb"/>
    </style:style>
    <style:style style:name="Table3.A" style:family="table-column">
      <style:table-column-properties style:column-width="5.08cm" style:rel-column-width="2880*"/>
    </style:style>
    <style:style style:name="Table3.B" style:family="table-column">
      <style:table-column-properties style:column-width="13.921cm" style:rel-column-width="7892*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color="#0070c0" officeooo:rsid="043ecf05" officeooo:paragraph-rsid="043ecf05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70c0" officeooo:rsid="0441bc86" officeooo:paragraph-rsid="0441bc86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70c0" officeooo:rsid="0444b737" officeooo:paragraph-rsid="0444b737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70c0" officeooo:rsid="0449acd1" officeooo:paragraph-rsid="0449acd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70c0" officeooo:rsid="044bd79d" officeooo:paragraph-rsid="044bd79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70c0" officeooo:rsid="044bf7e4" officeooo:paragraph-rsid="0455ca1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70c0" officeooo:rsid="04530fd9" officeooo:paragraph-rsid="04530fd9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70c0" officeooo:rsid="0455ca1f" officeooo:paragraph-rsid="0455ca1f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70c0" officeooo:rsid="045bc10b" officeooo:paragraph-rsid="045bc10b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70c0" officeooo:rsid="04605f5f" officeooo:paragraph-rsid="04605f5f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70c0" officeooo:rsid="0463e4ff" officeooo:paragraph-rsid="0463e4ff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70c0" officeooo:rsid="04673a18" officeooo:paragraph-rsid="04673a18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70c0" officeooo:rsid="0469f31c" officeooo:paragraph-rsid="0469f31c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70c0" officeooo:rsid="046bc17a" officeooo:paragraph-rsid="046bc17a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70c0" officeooo:rsid="0473150d" officeooo:paragraph-rsid="0473150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70c0" officeooo:rsid="0479b6ef" officeooo:paragraph-rsid="0479b6ef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70c0" officeooo:rsid="0479b6ef" officeooo:paragraph-rsid="047c7ca8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70c0" officeooo:rsid="0479b6ef" officeooo:paragraph-rsid="047e6b6f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70c0" officeooo:rsid="04816e23" officeooo:paragraph-rsid="04816e23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70c0" officeooo:rsid="04816e23" officeooo:paragraph-rsid="0482f4db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70c0" officeooo:rsid="0487aab7" officeooo:paragraph-rsid="0487aab7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70c0" officeooo:rsid="0489c2a4" officeooo:paragraph-rsid="0489c2a4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70c0" officeooo:rsid="0489c7a9" officeooo:paragraph-rsid="0489c7a9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70c0" officeooo:rsid="048a8591" officeooo:paragraph-rsid="048a859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70c0" officeooo:rsid="048c78de" officeooo:paragraph-rsid="048c78de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0070c0" officeooo:rsid="048d94ae" officeooo:paragraph-rsid="048d94ae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0070c0" officeooo:rsid="048f1ea7" officeooo:paragraph-rsid="048f1ea7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70c0" officeooo:rsid="04942384" officeooo:paragraph-rsid="04942384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70c0" officeooo:rsid="0496b593" officeooo:paragraph-rsid="0496b593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70c0" officeooo:rsid="0499f4cd" officeooo:paragraph-rsid="0499f4c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70c0" officeooo:rsid="0499f4cd" officeooo:paragraph-rsid="049ae335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70c0" officeooo:rsid="049e84fd" officeooo:paragraph-rsid="049e84f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0070c0" officeooo:rsid="049e84fd" officeooo:paragraph-rsid="04a0820c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70c0" officeooo:rsid="04a24b10" officeooo:paragraph-rsid="04a24b10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0070c0" officeooo:rsid="04a272f7" officeooo:paragraph-rsid="04a272f7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0070c0" officeooo:rsid="04a272f7" officeooo:paragraph-rsid="04a55efc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0070c0" officeooo:rsid="04a42be5" officeooo:paragraph-rsid="04a42be5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0070c0" officeooo:rsid="04a7c4d6" officeooo:paragraph-rsid="04a7c4d6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0070c0" officeooo:rsid="04ab2afb" officeooo:paragraph-rsid="04ab2afb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color="#0070c0" officeooo:rsid="04af2b78" officeooo:paragraph-rsid="04af2b78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0070c0" officeooo:rsid="04af2b78" officeooo:paragraph-rsid="04b1b423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0070c0" officeooo:rsid="04af2b78" officeooo:paragraph-rsid="04b35790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0070c0" officeooo:rsid="04af2b78" officeooo:paragraph-rsid="04b751f6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0070c0" officeooo:rsid="04af2b78" officeooo:paragraph-rsid="04b9f27f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0070c0" officeooo:rsid="04bb1ea4" officeooo:paragraph-rsid="04bb1ea4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0070c0" officeooo:rsid="04bb1ea4" officeooo:paragraph-rsid="04bb84c1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0070c0" officeooo:rsid="04bb1ea4" officeooo:paragraph-rsid="04bcf0a8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0070c0" officeooo:rsid="04bb1ea4" officeooo:paragraph-rsid="04bdf747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0070c0" officeooo:rsid="04bdf747" officeooo:paragraph-rsid="04bdf747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0070c0" officeooo:rsid="04bdf747" officeooo:paragraph-rsid="04bfce36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0070c0" officeooo:rsid="04c155b2" officeooo:paragraph-rsid="04c155b2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0070c0" officeooo:rsid="04c66edf" officeooo:paragraph-rsid="04c66edf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0070c0" officeooo:rsid="04d508f2" officeooo:paragraph-rsid="04d508f2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0070c0" officeooo:rsid="04daeb04" officeooo:paragraph-rsid="04daeb04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0070c0" officeooo:rsid="04daeb04" officeooo:paragraph-rsid="04dd4e72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color="#0070c0" officeooo:rsid="04daeb04" officeooo:paragraph-rsid="04de3426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0070c0" officeooo:rsid="04de3426" officeooo:paragraph-rsid="04de3426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0070c0" officeooo:rsid="04e02c24" officeooo:paragraph-rsid="04e02c24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70c0" officeooo:rsid="04e02c24" officeooo:paragraph-rsid="04e37179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0070c0" officeooo:rsid="04e5dd5a" officeooo:paragraph-rsid="04e5dd5a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0070c0" officeooo:rsid="04e7cb80" officeooo:paragraph-rsid="04e7cb80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0070c0" officeooo:rsid="044e5a38" officeooo:paragraph-rsid="044e5a38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color="#0070c0" officeooo:rsid="04eb2fa8" officeooo:paragraph-rsid="04eb2fa8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70c0" officeooo:rsid="04cc97b1" officeooo:paragraph-rsid="04cc97b1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000000" officeooo:rsid="043ecf05" officeooo:paragraph-rsid="043ecf05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color="#000000" officeooo:rsid="0441bc86" officeooo:paragraph-rsid="0441bc86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000000" officeooo:rsid="044699b0" officeooo:paragraph-rsid="044699b0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fo:color="#000000" officeooo:rsid="0449acd1" officeooo:paragraph-rsid="0449acd1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color="#000000" officeooo:rsid="044bd79d" officeooo:paragraph-rsid="044bd79d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fo:color="#000000" officeooo:rsid="044bf7e4" officeooo:paragraph-rsid="044bf7e4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fo:color="#000000" officeooo:rsid="04511aaf" officeooo:paragraph-rsid="04511aaf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fo:color="#000000" officeooo:rsid="04530fd9" officeooo:paragraph-rsid="04530fd9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fo:color="#000000" officeooo:rsid="0455ca1f" officeooo:paragraph-rsid="0455ca1f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fo:color="#000000" officeooo:rsid="045bc10b" officeooo:paragraph-rsid="045bc10b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fo:color="#000000" officeooo:rsid="0461e6ca" officeooo:paragraph-rsid="0461e6ca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fo:color="#000000" officeooo:rsid="0464f2a4" officeooo:paragraph-rsid="0464f2a4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fo:color="#000000" officeooo:rsid="0467c18d" officeooo:paragraph-rsid="0467c18d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fo:color="#000000" officeooo:rsid="0469f31c" officeooo:paragraph-rsid="0469f31c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color="#000000" officeooo:rsid="046bbf5f" officeooo:paragraph-rsid="046bbf5f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fo:color="#000000" officeooo:rsid="046bc17a" officeooo:paragraph-rsid="046bc17a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fo:color="#000000" officeooo:rsid="0473150d" officeooo:paragraph-rsid="0473150d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fo:color="#000000" officeooo:rsid="047490cc" officeooo:paragraph-rsid="0476ad71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fo:color="#000000" officeooo:rsid="047490cc" officeooo:paragraph-rsid="047490cc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color="#000000" officeooo:rsid="0479b6ef" officeooo:paragraph-rsid="0479b6ef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fo:color="#000000" officeooo:rsid="047b7d8d" officeooo:paragraph-rsid="047b7d8d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fo:color="#000000" officeooo:rsid="047c7ca8" officeooo:paragraph-rsid="047c7ca8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fo:color="#000000" officeooo:rsid="047e6b6f" officeooo:paragraph-rsid="047e6b6f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fo:color="#000000" officeooo:rsid="04816e23" officeooo:paragraph-rsid="04816e23"/>
    </style:style>
    <style:style style:name="P89" style:family="paragraph" style:parent-style-name="Standard">
      <style:paragraph-properties fo:margin-top="0cm" fo:margin-bottom="0cm" loext:contextual-spacing="false" fo:line-height="100%"/>
      <style:text-properties fo:color="#000000" officeooo:rsid="0486880f" officeooo:paragraph-rsid="0486880f"/>
    </style:style>
    <style:style style:name="P90" style:family="paragraph" style:parent-style-name="Standard">
      <style:paragraph-properties fo:margin-top="0cm" fo:margin-bottom="0cm" loext:contextual-spacing="false" fo:line-height="100%"/>
      <style:text-properties fo:color="#000000" officeooo:rsid="0487aab7" officeooo:paragraph-rsid="0487aab7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fo:color="#000000" officeooo:rsid="04893c01" officeooo:paragraph-rsid="04893c01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fo:color="#000000" officeooo:rsid="0489c2a4" officeooo:paragraph-rsid="0489c2a4"/>
    </style:style>
    <style:style style:name="P93" style:family="paragraph" style:parent-style-name="Standard">
      <style:paragraph-properties fo:margin-top="0cm" fo:margin-bottom="0cm" loext:contextual-spacing="false" fo:line-height="100%"/>
      <style:text-properties fo:color="#000000" officeooo:rsid="0489c7a9" officeooo:paragraph-rsid="0489c7a9"/>
    </style:style>
    <style:style style:name="P94" style:family="paragraph" style:parent-style-name="Standard">
      <style:paragraph-properties fo:margin-top="0cm" fo:margin-bottom="0cm" loext:contextual-spacing="false" fo:line-height="100%"/>
      <style:text-properties fo:color="#000000" officeooo:rsid="048a8591" officeooo:paragraph-rsid="048a8591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fo:color="#000000" officeooo:rsid="048c78de" officeooo:paragraph-rsid="048c78de"/>
    </style:style>
    <style:style style:name="P96" style:family="paragraph" style:parent-style-name="Standard">
      <style:paragraph-properties fo:margin-top="0cm" fo:margin-bottom="0cm" loext:contextual-spacing="false" fo:line-height="100%"/>
      <style:text-properties fo:color="#000000" officeooo:rsid="048d94ae" officeooo:paragraph-rsid="048d94ae"/>
    </style:style>
    <style:style style:name="P97" style:family="paragraph" style:parent-style-name="Standard">
      <style:paragraph-properties fo:margin-top="0cm" fo:margin-bottom="0cm" loext:contextual-spacing="false" fo:line-height="100%"/>
      <style:text-properties fo:color="#000000" officeooo:rsid="048f1ea7" officeooo:paragraph-rsid="048f1ea7"/>
    </style:style>
    <style:style style:name="P98" style:family="paragraph" style:parent-style-name="Standard">
      <style:paragraph-properties fo:margin-top="0cm" fo:margin-bottom="0cm" loext:contextual-spacing="false" fo:line-height="100%"/>
      <style:text-properties fo:color="#000000" officeooo:rsid="04942384" officeooo:paragraph-rsid="04942384"/>
    </style:style>
    <style:style style:name="P99" style:family="paragraph" style:parent-style-name="Standard">
      <style:paragraph-properties fo:margin-top="0cm" fo:margin-bottom="0cm" loext:contextual-spacing="false" fo:line-height="100%"/>
      <style:text-properties fo:color="#000000" officeooo:rsid="0494984e" officeooo:paragraph-rsid="0494984e"/>
    </style:style>
    <style:style style:name="P100" style:family="paragraph" style:parent-style-name="Standard">
      <style:paragraph-properties fo:margin-top="0cm" fo:margin-bottom="0cm" loext:contextual-spacing="false" fo:line-height="100%"/>
      <style:text-properties fo:color="#000000" officeooo:rsid="0499f4cd" officeooo:paragraph-rsid="0499f4cd"/>
    </style:style>
    <style:style style:name="P101" style:family="paragraph" style:parent-style-name="Standard">
      <style:paragraph-properties fo:margin-top="0cm" fo:margin-bottom="0cm" loext:contextual-spacing="false" fo:line-height="100%"/>
      <style:text-properties fo:color="#000000" officeooo:rsid="049ae335" officeooo:paragraph-rsid="049ae335"/>
    </style:style>
    <style:style style:name="P102" style:family="paragraph" style:parent-style-name="Standard">
      <style:paragraph-properties fo:margin-top="0cm" fo:margin-bottom="0cm" loext:contextual-spacing="false" fo:line-height="100%"/>
      <style:text-properties fo:color="#000000" officeooo:rsid="049b2c1f" officeooo:paragraph-rsid="049b2c1f"/>
    </style:style>
    <style:style style:name="P103" style:family="paragraph" style:parent-style-name="Standard">
      <style:paragraph-properties fo:margin-top="0cm" fo:margin-bottom="0cm" loext:contextual-spacing="false" fo:line-height="100%"/>
      <style:text-properties fo:color="#000000" officeooo:rsid="049b990b" officeooo:paragraph-rsid="049b990b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rsid="0489c7a9" officeooo:paragraph-rsid="0489c7a9" style:font-weight-asian="bold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rsid="04a7c4d6" officeooo:paragraph-rsid="04a7c4d6" style:font-weight-asian="bold" style:font-weight-complex="bold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rsid="04ade15d" officeooo:paragraph-rsid="04ade15d" style:font-weight-asian="bold" style:font-weight-complex="bold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rsid="04baaf41" officeooo:paragraph-rsid="04baaf41" style:font-weight-asian="bold" style:font-weight-complex="bold"/>
    </style:style>
    <style:style style:name="P108" style:family="paragraph" style:parent-style-name="Standard">
      <style:paragraph-properties fo:margin-top="0cm" fo:margin-bottom="0cm" loext:contextual-spacing="false" fo:line-height="100%"/>
      <style:text-properties fo:color="#000000" officeooo:rsid="049e84fd" officeooo:paragraph-rsid="049e84fd"/>
    </style:style>
    <style:style style:name="P109" style:family="paragraph" style:parent-style-name="Standard">
      <style:paragraph-properties fo:margin-top="0cm" fo:margin-bottom="0cm" loext:contextual-spacing="false" fo:line-height="100%"/>
      <style:text-properties fo:color="#000000" officeooo:rsid="049e84fd" officeooo:paragraph-rsid="04a272f7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fo:color="#000000" officeooo:rsid="049e84fd" officeooo:paragraph-rsid="04a55efc"/>
    </style:style>
    <style:style style:name="P111" style:family="paragraph" style:parent-style-name="Standard">
      <style:paragraph-properties fo:margin-top="0cm" fo:margin-bottom="0cm" loext:contextual-spacing="false" fo:line-height="100%"/>
      <style:text-properties fo:color="#000000" officeooo:rsid="04a00adf" officeooo:paragraph-rsid="04a00adf"/>
    </style:style>
    <style:style style:name="P112" style:family="paragraph" style:parent-style-name="Standard">
      <style:paragraph-properties fo:margin-top="0cm" fo:margin-bottom="0cm" loext:contextual-spacing="false" fo:line-height="100%"/>
      <style:text-properties fo:color="#000000" officeooo:rsid="04a0820c" officeooo:paragraph-rsid="04a0820c"/>
    </style:style>
    <style:style style:name="P113" style:family="paragraph" style:parent-style-name="Standard">
      <style:paragraph-properties fo:margin-top="0cm" fo:margin-bottom="0cm" loext:contextual-spacing="false" fo:line-height="100%"/>
      <style:text-properties fo:color="#000000" officeooo:rsid="04a272f7" officeooo:paragraph-rsid="04a272f7"/>
    </style:style>
    <style:style style:name="P114" style:family="paragraph" style:parent-style-name="Standard">
      <style:paragraph-properties fo:margin-top="0cm" fo:margin-bottom="0cm" loext:contextual-spacing="false" fo:line-height="100%"/>
      <style:text-properties fo:color="#000000" officeooo:rsid="04a272f7" officeooo:paragraph-rsid="04a55efc"/>
    </style:style>
    <style:style style:name="P115" style:family="paragraph" style:parent-style-name="Standard">
      <style:paragraph-properties fo:margin-top="0cm" fo:margin-bottom="0cm" loext:contextual-spacing="false" fo:line-height="100%"/>
      <style:text-properties fo:color="#000000" officeooo:rsid="04a55efc" officeooo:paragraph-rsid="04a55efc"/>
    </style:style>
    <style:style style:name="P116" style:family="paragraph" style:parent-style-name="Standard">
      <style:paragraph-properties fo:margin-top="0cm" fo:margin-bottom="0cm" loext:contextual-spacing="false" fo:line-height="100%"/>
      <style:text-properties fo:color="#000000" officeooo:rsid="04a7c4d6" officeooo:paragraph-rsid="04a7c4d6"/>
    </style:style>
    <style:style style:name="P117" style:family="paragraph" style:parent-style-name="Standard">
      <style:paragraph-properties fo:margin-top="0cm" fo:margin-bottom="0cm" loext:contextual-spacing="false" fo:line-height="100%"/>
      <style:text-properties fo:color="#000000" officeooo:rsid="04a9cc54" officeooo:paragraph-rsid="04a9cc54"/>
    </style:style>
    <style:style style:name="P118" style:family="paragraph" style:parent-style-name="Standard">
      <style:paragraph-properties fo:margin-top="0cm" fo:margin-bottom="0cm" loext:contextual-spacing="false" fo:line-height="100%"/>
      <style:text-properties fo:color="#000000" officeooo:rsid="04ac307c" officeooo:paragraph-rsid="04ac307c"/>
    </style:style>
    <style:style style:name="P119" style:family="paragraph" style:parent-style-name="Standard">
      <style:paragraph-properties fo:margin-top="0cm" fo:margin-bottom="0cm" loext:contextual-spacing="false" fo:line-height="100%"/>
      <style:text-properties fo:color="#000000" officeooo:rsid="04af2b78" officeooo:paragraph-rsid="04af2b78"/>
    </style:style>
    <style:style style:name="P120" style:family="paragraph" style:parent-style-name="Standard">
      <style:paragraph-properties fo:margin-top="0cm" fo:margin-bottom="0cm" loext:contextual-spacing="false" fo:line-height="100%"/>
      <style:text-properties fo:color="#000000" officeooo:rsid="04b1b423" officeooo:paragraph-rsid="04b1b423"/>
    </style:style>
    <style:style style:name="P121" style:family="paragraph" style:parent-style-name="Standard">
      <style:paragraph-properties fo:margin-top="0cm" fo:margin-bottom="0cm" loext:contextual-spacing="false" fo:line-height="100%"/>
      <style:text-properties fo:color="#000000" officeooo:rsid="04b4c41f" officeooo:paragraph-rsid="04b4c41f"/>
    </style:style>
    <style:style style:name="P122" style:family="paragraph" style:parent-style-name="Standard">
      <style:paragraph-properties fo:margin-top="0cm" fo:margin-bottom="0cm" loext:contextual-spacing="false" fo:line-height="100%"/>
      <style:text-properties fo:color="#000000" officeooo:rsid="04b6086e" officeooo:paragraph-rsid="04b6086e"/>
    </style:style>
    <style:style style:name="P123" style:family="paragraph" style:parent-style-name="Standard">
      <style:paragraph-properties fo:margin-top="0cm" fo:margin-bottom="0cm" loext:contextual-spacing="false" fo:line-height="100%"/>
      <style:text-properties fo:color="#000000" officeooo:rsid="04b92551" officeooo:paragraph-rsid="04b92551"/>
    </style:style>
    <style:style style:name="P124" style:family="paragraph" style:parent-style-name="Standard">
      <style:paragraph-properties fo:margin-top="0cm" fo:margin-bottom="0cm" loext:contextual-spacing="false" fo:line-height="100%"/>
      <style:text-properties fo:color="#000000" officeooo:rsid="04b9f27f" officeooo:paragraph-rsid="04b9f27f"/>
    </style:style>
    <style:style style:name="P125" style:family="paragraph" style:parent-style-name="Standard">
      <style:paragraph-properties fo:margin-top="0cm" fo:margin-bottom="0cm" loext:contextual-spacing="false" fo:line-height="100%"/>
      <style:text-properties fo:color="#000000" officeooo:rsid="04bb1ea4" officeooo:paragraph-rsid="04bb1ea4"/>
    </style:style>
    <style:style style:name="P126" style:family="paragraph" style:parent-style-name="Standard">
      <style:paragraph-properties fo:margin-top="0cm" fo:margin-bottom="0cm" loext:contextual-spacing="false" fo:line-height="100%"/>
      <style:text-properties fo:color="#000000" officeooo:rsid="04bb84c1" officeooo:paragraph-rsid="04bb84c1"/>
    </style:style>
    <style:style style:name="P127" style:family="paragraph" style:parent-style-name="Standard">
      <style:paragraph-properties fo:margin-top="0cm" fo:margin-bottom="0cm" loext:contextual-spacing="false" fo:line-height="100%"/>
      <style:text-properties fo:color="#000000" officeooo:rsid="04bb84c1" officeooo:paragraph-rsid="04bca444"/>
    </style:style>
    <style:style style:name="P128" style:family="paragraph" style:parent-style-name="Standard">
      <style:paragraph-properties fo:margin-top="0cm" fo:margin-bottom="0cm" loext:contextual-spacing="false" fo:line-height="100%"/>
      <style:text-properties fo:color="#000000" officeooo:rsid="04bcf0a8" officeooo:paragraph-rsid="04bcf0a8"/>
    </style:style>
    <style:style style:name="P129" style:family="paragraph" style:parent-style-name="Standard">
      <style:paragraph-properties fo:margin-top="0cm" fo:margin-bottom="0cm" loext:contextual-spacing="false" fo:line-height="100%"/>
      <style:text-properties fo:color="#000000" officeooo:rsid="04bdf747" officeooo:paragraph-rsid="04bdf747"/>
    </style:style>
    <style:style style:name="P130" style:family="paragraph" style:parent-style-name="Standard">
      <style:paragraph-properties fo:margin-top="0cm" fo:margin-bottom="0cm" loext:contextual-spacing="false" fo:line-height="100%"/>
      <style:text-properties fo:color="#000000" officeooo:rsid="04bf4254" officeooo:paragraph-rsid="04bf4254"/>
    </style:style>
    <style:style style:name="P131" style:family="paragraph" style:parent-style-name="Standard">
      <style:paragraph-properties fo:margin-top="0cm" fo:margin-bottom="0cm" loext:contextual-spacing="false" fo:line-height="100%"/>
      <style:text-properties fo:color="#000000" officeooo:rsid="04bfce36" officeooo:paragraph-rsid="04bfce36"/>
    </style:style>
    <style:style style:name="P132" style:family="paragraph" style:parent-style-name="Standard">
      <style:paragraph-properties fo:margin-top="0cm" fo:margin-bottom="0cm" loext:contextual-spacing="false" fo:line-height="100%"/>
      <style:text-properties fo:color="#000000" officeooo:rsid="04c155b2" officeooo:paragraph-rsid="04c66edf"/>
    </style:style>
    <style:style style:name="P133" style:family="paragraph" style:parent-style-name="Standard">
      <style:paragraph-properties fo:margin-top="0cm" fo:margin-bottom="0cm" loext:contextual-spacing="false" fo:line-height="100%"/>
      <style:text-properties fo:color="#000000" officeooo:rsid="04c66edf" officeooo:paragraph-rsid="04c66edf"/>
    </style:style>
    <style:style style:name="P134" style:family="paragraph" style:parent-style-name="Standard">
      <style:paragraph-properties fo:margin-top="0cm" fo:margin-bottom="0cm" loext:contextual-spacing="false" fo:line-height="100%"/>
      <style:text-properties fo:color="#000000" officeooo:rsid="04cae479" officeooo:paragraph-rsid="04cae479"/>
    </style:style>
    <style:style style:name="P135" style:family="paragraph" style:parent-style-name="Standard">
      <style:paragraph-properties fo:margin-top="0cm" fo:margin-bottom="0cm" loext:contextual-spacing="false" fo:line-height="100%"/>
      <style:text-properties fo:color="#000000" officeooo:rsid="04cae479" officeooo:paragraph-rsid="04ce4b2b"/>
    </style:style>
    <style:style style:name="P136" style:family="paragraph" style:parent-style-name="Standard">
      <style:paragraph-properties fo:margin-top="0cm" fo:margin-bottom="0cm" loext:contextual-spacing="false" fo:line-height="100%"/>
      <style:text-properties fo:color="#000000" officeooo:rsid="04cc97b1" officeooo:paragraph-rsid="04cc97b1"/>
    </style:style>
    <style:style style:name="P137" style:family="paragraph" style:parent-style-name="Standard">
      <style:paragraph-properties fo:margin-top="0cm" fo:margin-bottom="0cm" loext:contextual-spacing="false" fo:line-height="100%"/>
      <style:text-properties fo:color="#000000" officeooo:rsid="04cc97b1" officeooo:paragraph-rsid="04ce4b2b"/>
    </style:style>
    <style:style style:name="P138" style:family="paragraph" style:parent-style-name="Standard">
      <style:paragraph-properties fo:margin-top="0cm" fo:margin-bottom="0cm" loext:contextual-spacing="false" fo:line-height="100%"/>
      <style:text-properties fo:color="#000000" officeooo:rsid="04cedebf" officeooo:paragraph-rsid="04cedebf"/>
    </style:style>
    <style:style style:name="P139" style:family="paragraph" style:parent-style-name="Standard">
      <style:paragraph-properties fo:margin-top="0cm" fo:margin-bottom="0cm" loext:contextual-spacing="false" fo:line-height="100%"/>
      <style:text-properties fo:color="#000000" officeooo:rsid="04d0e65f" officeooo:paragraph-rsid="04d0e65f"/>
    </style:style>
    <style:style style:name="P140" style:family="paragraph" style:parent-style-name="Standard">
      <style:paragraph-properties fo:margin-top="0cm" fo:margin-bottom="0cm" loext:contextual-spacing="false" fo:line-height="100%"/>
      <style:text-properties fo:color="#000000" officeooo:rsid="04dd4e72" officeooo:paragraph-rsid="04dd4e72"/>
    </style:style>
    <style:style style:name="P141" style:family="paragraph" style:parent-style-name="Standard">
      <style:paragraph-properties fo:margin-top="0cm" fo:margin-bottom="0cm" loext:contextual-spacing="false" fo:line-height="100%"/>
      <style:text-properties fo:color="#000000" officeooo:rsid="04daeb04" officeooo:paragraph-rsid="04dd5aa9"/>
    </style:style>
    <style:style style:name="P142" style:family="paragraph" style:parent-style-name="Standard">
      <style:paragraph-properties fo:margin-top="0cm" fo:margin-bottom="0cm" loext:contextual-spacing="false" fo:line-height="100%"/>
      <style:text-properties fo:color="#000000" officeooo:rsid="04dd5aa9" officeooo:paragraph-rsid="04dd5aa9"/>
    </style:style>
    <style:style style:name="P143" style:family="paragraph" style:parent-style-name="Standard">
      <style:paragraph-properties fo:margin-top="0cm" fo:margin-bottom="0cm" loext:contextual-spacing="false" fo:line-height="100%"/>
      <style:text-properties fo:color="#000000" officeooo:rsid="04e02c24" officeooo:paragraph-rsid="04e02c24"/>
    </style:style>
    <style:style style:name="P144" style:family="paragraph" style:parent-style-name="Standard">
      <style:paragraph-properties fo:margin-top="0cm" fo:margin-bottom="0cm" loext:contextual-spacing="false" fo:line-height="100%"/>
      <style:text-properties fo:color="#000000" officeooo:rsid="04e02c24" officeooo:paragraph-rsid="04e37179"/>
    </style:style>
    <style:style style:name="P145" style:family="paragraph" style:parent-style-name="Standard">
      <style:paragraph-properties fo:margin-top="0cm" fo:margin-bottom="0cm" loext:contextual-spacing="false" fo:line-height="100%"/>
      <style:text-properties fo:color="#000000" officeooo:rsid="04e18ac1" officeooo:paragraph-rsid="04e18ac1"/>
    </style:style>
    <style:style style:name="P146" style:family="paragraph" style:parent-style-name="Standard">
      <style:paragraph-properties fo:margin-top="0cm" fo:margin-bottom="0cm" loext:contextual-spacing="false" fo:line-height="100%"/>
      <style:text-properties fo:color="#000000" officeooo:rsid="04de3426" officeooo:paragraph-rsid="04de3426"/>
    </style:style>
    <style:style style:name="P147" style:family="paragraph" style:parent-style-name="Standard">
      <style:paragraph-properties fo:margin-top="0cm" fo:margin-bottom="0cm" loext:contextual-spacing="false" fo:line-height="100%"/>
      <style:text-properties fo:color="#000000" officeooo:rsid="04e31e68" officeooo:paragraph-rsid="04e31e68"/>
    </style:style>
    <style:style style:name="P148" style:family="paragraph" style:parent-style-name="Standard">
      <style:paragraph-properties fo:margin-top="0cm" fo:margin-bottom="0cm" loext:contextual-spacing="false" fo:line-height="100%"/>
      <style:text-properties fo:color="#000000" officeooo:rsid="04e37179" officeooo:paragraph-rsid="04e37179"/>
    </style:style>
    <style:style style:name="P149" style:family="paragraph" style:parent-style-name="Standard">
      <style:paragraph-properties fo:margin-top="0cm" fo:margin-bottom="0cm" loext:contextual-spacing="false" fo:line-height="100%"/>
      <style:text-properties fo:color="#000000" officeooo:rsid="04e5dd5a" officeooo:paragraph-rsid="04e5dd5a"/>
    </style:style>
    <style:style style:name="P150" style:family="paragraph" style:parent-style-name="Standard">
      <style:paragraph-properties fo:margin-top="0cm" fo:margin-bottom="0cm" loext:contextual-spacing="false" fo:line-height="100%"/>
      <style:text-properties fo:color="#000000" officeooo:rsid="04e7cb80" officeooo:paragraph-rsid="04e7cb80"/>
    </style:style>
    <style:style style:name="P151" style:family="paragraph" style:parent-style-name="Standard">
      <style:paragraph-properties fo:margin-top="0cm" fo:margin-bottom="0cm" loext:contextual-spacing="false" fo:line-height="100%"/>
      <style:text-properties fo:color="#000000" officeooo:rsid="044e5a38" officeooo:paragraph-rsid="04eb2fa8"/>
    </style:style>
    <style:style style:name="P152" style:family="paragraph" style:parent-style-name="Standard">
      <style:paragraph-properties fo:margin-top="0cm" fo:margin-bottom="0cm" loext:contextual-spacing="false" fo:line-height="100%"/>
      <style:text-properties fo:color="#000000" officeooo:rsid="0476ad71" officeooo:paragraph-rsid="0476ad71"/>
    </style:style>
    <style:style style:name="P153" style:family="paragraph" style:parent-style-name="Standard">
      <style:paragraph-properties fo:margin-top="0cm" fo:margin-bottom="0cm" loext:contextual-spacing="false" fo:line-height="100%"/>
      <style:text-properties fo:color="#000000" officeooo:rsid="04ce4b2b" officeooo:paragraph-rsid="04cae479"/>
    </style:style>
    <style:style style:name="P1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49d2b73" officeooo:paragraph-rsid="049d2b73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4dab661" officeooo:paragraph-rsid="04dab661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4e5d0f0" officeooo:paragraph-rsid="04e5d0f0" style:font-size-asian="14pt" style:font-weight-asian="bold" style:font-size-complex="14pt" style:font-weight-complex="bold"/>
    </style:style>
    <style:style style:name="P157" style:family="paragraph" style:parent-style-name="Standard">
      <style:text-properties officeooo:rsid="0469f31c" officeooo:paragraph-rsid="0469f31c"/>
    </style:style>
    <style:style style:name="P158" style:family="paragraph" style:parent-style-name="Standard">
      <style:text-properties officeooo:rsid="0469f31c" officeooo:paragraph-rsid="049d2b73"/>
    </style:style>
    <style:style style:name="P159" style:family="paragraph" style:parent-style-name="Standard">
      <style:text-properties officeooo:paragraph-rsid="049d2b73"/>
    </style:style>
    <style:style style:name="P160" style:family="paragraph" style:parent-style-name="Standard">
      <style:text-properties officeooo:paragraph-rsid="04d95289"/>
    </style:style>
    <style:style style:name="P161" style:family="paragraph" style:parent-style-name="Standard">
      <style:text-properties officeooo:paragraph-rsid="04e5d0f0"/>
    </style:style>
    <style:style style:name="P162" style:family="paragraph" style:parent-style-name="Standard">
      <style:paragraph-properties fo:margin-top="0cm" fo:margin-bottom="0cm" loext:contextual-spacing="false" fo:line-height="100%"/>
      <style:text-properties fo:color="#000000" officeooo:rsid="04e5dd5a" officeooo:paragraph-rsid="04e5dd5a"/>
    </style:style>
    <style:style style:name="P163" style:family="paragraph" style:parent-style-name="Standard">
      <style:paragraph-properties fo:margin-top="0cm" fo:margin-bottom="0cm" loext:contextual-spacing="false" fo:line-height="100%"/>
      <style:text-properties fo:color="#0070c0" officeooo:rsid="04daeb04" officeooo:paragraph-rsid="04dd5aa9"/>
    </style:style>
    <style:style style:name="T1" style:family="text">
      <style:text-properties fo:color="#0070c0"/>
    </style:style>
    <style:style style:name="T2" style:family="text">
      <style:text-properties fo:color="#0070c0" officeooo:rsid="04511aaf"/>
    </style:style>
    <style:style style:name="T3" style:family="text">
      <style:text-properties fo:color="#0070c0" officeooo:rsid="044b0a21"/>
    </style:style>
    <style:style style:name="T4" style:family="text">
      <style:text-properties fo:color="#0070c0" officeooo:rsid="04841b6c"/>
    </style:style>
    <style:style style:name="T5" style:family="text">
      <style:text-properties fo:color="#0070c0" officeooo:rsid="0490441b"/>
    </style:style>
    <style:style style:name="T6" style:family="text">
      <style:text-properties fo:color="#0070c0" officeooo:rsid="0499f4cd"/>
    </style:style>
    <style:style style:name="T7" style:family="text">
      <style:text-properties fo:color="#0070c0" officeooo:rsid="04d2788a"/>
    </style:style>
    <style:style style:name="T8" style:family="text">
      <style:text-properties fo:color="#0070c0" officeooo:rsid="04eb2fa8"/>
    </style:style>
    <style:style style:name="T9" style:family="text">
      <style:text-properties fo:color="#000000"/>
    </style:style>
    <style:style style:name="T10" style:family="text">
      <style:text-properties fo:color="#000000" officeooo:rsid="044f39a4"/>
    </style:style>
    <style:style style:name="T11" style:family="text">
      <style:text-properties fo:color="#000000" officeooo:rsid="044e5a38"/>
    </style:style>
    <style:style style:name="T12" style:family="text">
      <style:text-properties fo:color="#000000" officeooo:rsid="0461e6ca"/>
    </style:style>
    <style:style style:name="T13" style:family="text">
      <style:text-properties fo:color="#000000" officeooo:rsid="046bc17a"/>
    </style:style>
    <style:style style:name="T14" style:family="text">
      <style:text-properties fo:color="#000000" officeooo:rsid="047b7d8d"/>
    </style:style>
    <style:style style:name="T15" style:family="text">
      <style:text-properties fo:color="#000000" officeooo:rsid="0482f4db"/>
    </style:style>
    <style:style style:name="T16" style:family="text">
      <style:text-properties fo:color="#000000" officeooo:rsid="04942384"/>
    </style:style>
    <style:style style:name="T17" style:family="text">
      <style:text-properties fo:color="#000000" officeooo:rsid="049ae335"/>
    </style:style>
    <style:style style:name="T18" style:family="text">
      <style:text-properties fo:color="#000000" officeooo:rsid="04a00adf"/>
    </style:style>
    <style:style style:name="T19" style:family="text">
      <style:text-properties fo:color="#000000" officeooo:rsid="04a55efc"/>
    </style:style>
    <style:style style:name="T20" style:family="text">
      <style:text-properties fo:color="#000000" officeooo:rsid="04a630a9"/>
    </style:style>
    <style:style style:name="T21" style:family="text">
      <style:text-properties fo:color="#000000" officeooo:rsid="04a7c4d6"/>
    </style:style>
    <style:style style:name="T22" style:family="text">
      <style:text-properties fo:color="#000000" officeooo:rsid="04ab2afb"/>
    </style:style>
    <style:style style:name="T23" style:family="text">
      <style:text-properties fo:color="#000000" officeooo:rsid="04bb84c1"/>
    </style:style>
    <style:style style:name="T24" style:family="text">
      <style:text-properties fo:color="#000000" officeooo:rsid="04e37179"/>
    </style:style>
    <style:style style:name="T25" style:family="text">
      <style:text-properties fo:color="#000000" officeooo:rsid="04eb2fa8"/>
    </style:style>
    <style:style style:name="T26" style:family="text">
      <style:text-properties fo:color="#000000" officeooo:rsid="04faf39c"/>
    </style:style>
    <style:style style:name="T27" style:family="text">
      <style:text-properties officeooo:rsid="0442aa2d"/>
    </style:style>
    <style:style style:name="T28" style:family="text">
      <style:text-properties officeooo:rsid="04430059"/>
    </style:style>
    <style:style style:name="T29" style:family="text">
      <style:text-properties officeooo:rsid="044699b0"/>
    </style:style>
    <style:style style:name="T30" style:family="text">
      <style:text-properties officeooo:rsid="04487cdd"/>
    </style:style>
    <style:style style:name="T31" style:family="text">
      <style:text-properties officeooo:rsid="044b0a21"/>
    </style:style>
    <style:style style:name="T32" style:family="text">
      <style:text-properties officeooo:rsid="044dc34a"/>
    </style:style>
    <style:style style:name="T33" style:family="text">
      <style:text-properties officeooo:rsid="044e5a38"/>
    </style:style>
    <style:style style:name="T34" style:family="text">
      <style:text-properties officeooo:rsid="04511aaf"/>
    </style:style>
    <style:style style:name="T35" style:family="text">
      <style:text-properties officeooo:rsid="045d6f81"/>
    </style:style>
    <style:style style:name="T36" style:family="text">
      <style:text-properties officeooo:rsid="046632a2"/>
    </style:style>
    <style:style style:name="T37" style:family="text">
      <style:text-properties officeooo:rsid="0469463d"/>
    </style:style>
    <style:style style:name="T38" style:family="text">
      <style:text-properties officeooo:rsid="046bc17a"/>
    </style:style>
    <style:style style:name="T39" style:family="text">
      <style:text-properties officeooo:rsid="046d4934"/>
    </style:style>
    <style:style style:name="T40" style:family="text">
      <style:text-properties officeooo:rsid="0474e54d"/>
    </style:style>
    <style:style style:name="T41" style:family="text">
      <style:text-properties officeooo:rsid="0476ad71"/>
    </style:style>
    <style:style style:name="T42" style:family="text">
      <style:text-properties officeooo:rsid="047b7d8d"/>
    </style:style>
    <style:style style:name="T43" style:family="text">
      <style:text-properties officeooo:rsid="047e6b6f"/>
    </style:style>
    <style:style style:name="T44" style:family="text">
      <style:text-properties officeooo:rsid="0482f4db"/>
    </style:style>
    <style:style style:name="T45" style:family="text">
      <style:text-properties officeooo:rsid="04841b6c"/>
    </style:style>
    <style:style style:name="T46" style:family="text">
      <style:text-properties officeooo:rsid="0486880f"/>
    </style:style>
    <style:style style:name="T47" style:family="text">
      <style:text-properties officeooo:rsid="04893c01"/>
    </style:style>
    <style:style style:name="T48" style:family="text">
      <style:text-properties officeooo:rsid="0490441b"/>
    </style:style>
    <style:style style:name="T49" style:family="text">
      <style:text-properties officeooo:rsid="04933f14"/>
    </style:style>
    <style:style style:name="T50" style:family="text">
      <style:text-properties officeooo:rsid="0499f4cd"/>
    </style:style>
    <style:style style:name="T51" style:family="text">
      <style:text-properties officeooo:rsid="049ae335"/>
    </style:style>
    <style:style style:name="T52" style:family="text">
      <style:text-properties officeooo:rsid="04a00adf"/>
    </style:style>
    <style:style style:name="T53" style:family="text">
      <style:text-properties officeooo:rsid="04a0820c"/>
    </style:style>
    <style:style style:name="T54" style:family="text">
      <style:text-properties officeooo:rsid="04a272f7"/>
    </style:style>
    <style:style style:name="T55" style:family="text">
      <style:text-properties officeooo:rsid="04a55efc"/>
    </style:style>
    <style:style style:name="T56" style:family="text">
      <style:text-properties officeooo:rsid="04a630a9"/>
    </style:style>
    <style:style style:name="T57" style:family="text">
      <style:text-properties officeooo:rsid="04a7c4d6"/>
    </style:style>
    <style:style style:name="T58" style:family="text">
      <style:text-properties officeooo:rsid="04ac307c"/>
    </style:style>
    <style:style style:name="T59" style:family="text">
      <style:text-properties officeooo:rsid="04b1169b"/>
    </style:style>
    <style:style style:name="T60" style:family="text">
      <style:text-properties officeooo:rsid="04b22cc6"/>
    </style:style>
    <style:style style:name="T61" style:family="text">
      <style:text-properties officeooo:rsid="04b51ab6"/>
    </style:style>
    <style:style style:name="T62" style:family="text">
      <style:text-properties officeooo:rsid="04b9f27f"/>
    </style:style>
    <style:style style:name="T63" style:family="text">
      <style:text-properties officeooo:rsid="04bb84c1"/>
    </style:style>
    <style:style style:name="T64" style:family="text">
      <style:text-properties officeooo:rsid="04bcf0a8"/>
    </style:style>
    <style:style style:name="T65" style:family="text">
      <style:text-properties officeooo:rsid="04bdf747"/>
    </style:style>
    <style:style style:name="T66" style:family="text">
      <style:text-properties officeooo:rsid="04bfce36"/>
    </style:style>
    <style:style style:name="T67" style:family="text">
      <style:text-properties officeooo:rsid="04c14416"/>
    </style:style>
    <style:style style:name="T68" style:family="text">
      <style:text-properties officeooo:rsid="04c66edf"/>
    </style:style>
    <style:style style:name="T69" style:family="text">
      <style:text-properties officeooo:rsid="04ce4b2b"/>
    </style:style>
    <style:style style:name="T70" style:family="text">
      <style:text-properties officeooo:rsid="04d2788a"/>
    </style:style>
    <style:style style:name="T71" style:family="text">
      <style:text-properties officeooo:rsid="04dd4e72"/>
    </style:style>
    <style:style style:name="T72" style:family="text">
      <style:text-properties officeooo:rsid="04dd5aa9"/>
    </style:style>
    <style:style style:name="T73" style:family="text">
      <style:text-properties officeooo:rsid="04e37179"/>
    </style:style>
    <style:style style:name="T74" style:family="text">
      <style:text-properties officeooo:rsid="04e9f369"/>
    </style:style>
    <style:style style:name="T75" style:family="text">
      <style:text-properties officeooo:rsid="04eb2fa8"/>
    </style:style>
    <style:style style:name="T76" style:family="text">
      <style:text-properties officeooo:rsid="04ec7c79"/>
    </style:style>
    <style:style style:name="T77" style:family="text">
      <style:text-properties officeooo:rsid="04f53a29"/>
    </style:style>
    <style:style style:name="T78" style:family="text">
      <style:text-properties officeooo:rsid="04f62a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<text:span text:style-name="T76">!</text:span>bash</text:p>
          </table:table-cell>
          <table:table-cell table:style-name="Table6.A1" office:value-type="string">
            <text:p text:style-name="P65">interpréteur de commandes (shell) disponible par défaut sous Linux</text:p>
          </table:table-cell>
        </table:table-row>
        <table:table-row table:style-name="Table6.1">
          <table:table-cell table:style-name="Table6.A2" office:value-type="string">
            <text:p text:style-name="P2">chsh</text:p>
          </table:table-cell>
          <table:table-cell table:style-name="Table6.A2" office:value-type="string">
            <text:p text:style-name="P66">change <text:span text:style-name="T27">le </text:span>shell<text:span text:style-name="T28"> utilisé</text:span></text:p>
          </table:table-cell>
        </table:table-row>
        <table:table-row table:style-name="Table6.1">
          <table:table-cell table:style-name="Table6.A2" office:value-type="string">
            <text:p text:style-name="P3"><text:span text:style-name="T9">file</text:span><text:span text:style-name="T29">.</text:span>sh</text:p>
          </table:table-cell>
          <table:table-cell table:style-name="Table6.A2" office:value-type="string">
            <text:p text:style-name="P67"><text:span text:style-name="T30">convention pour les</text:span> script<text:span text:style-name="T30">s shell</text:span></text:p>
          </table:table-cell>
        </table:table-row>
        <table:table-row table:style-name="Table6.1">
          <table:table-cell table:style-name="Table6.A2" office:value-type="string">
            <text:p text:style-name="P6">chmod +x <text:span text:style-name="T11">path</text:span><text:span text:style-name="T33">/</text:span><text:span text:style-name="T9">file.sh</text:span></text:p>
          </table:table-cell>
          <table:table-cell table:style-name="Table6.A2" office:value-type="string">
            <text:p text:style-name="P70">autorise <text:span text:style-name="T32">tous les utilisateurs </text:span>à exécuter le fichier</text:p>
          </table:table-cell>
        </table:table-row>
        <table:table-row table:style-name="Table6.1">
          <table:table-cell table:style-name="Table6.A2" office:value-type="string">
            <text:p text:style-name="P62"><text:span text:style-name="T9">path</text:span>/<text:span text:style-name="T9">fil</text:span><text:span text:style-name="T10">e</text:span><text:span text:style-name="T9">.s</text:span><text:span text:style-name="T25">h</text:span></text:p>
            <text:p text:style-name="P63">./<text:span text:style-name="T11">fil</text:span><text:span text:style-name="T10">e</text:span><text:span text:style-name="T11">.s</text:span><text:span text:style-name="T9">h</text:span></text:p>
          </table:table-cell>
          <table:table-cell table:style-name="Table6.A2" office:value-type="string">
            <text:p text:style-name="P151">lance l'exécution du script<text:span text:style-name="T75">,</text:span></text:p>
            <text:p text:style-name="P151"><text:span text:style-name="T75">utiliser </text:span><text:span text:style-name="T8">./</text:span><text:span text:style-name="T75"> depuis le dossier courant</text:span></text:p>
          </table:table-cell>
        </table:table-row>
        <table:table-row table:style-name="Table6.1">
          <table:table-cell table:style-name="Table6.A2" office:value-type="string">
            <text:p text:style-name="P7">bash -x<text:span text:style-name="T9"> file.sh</text:span></text:p>
          </table:table-cell>
          <table:table-cell table:style-name="Table6.A2" office:value-type="string">
            <text:p text:style-name="P72">exécution en mode débogage</text:p>
          </table:table-cell>
        </table:table-row>
        <table:table-row table:style-name="Table6.1">
          <table:table-cell table:style-name="Table6.A2" office:value-type="string">
            <text:p text:style-name="P8">echo $PATH</text:p>
          </table:table-cell>
          <table:table-cell table:style-name="Table6.A2" office:value-type="string">
            <text:p text:style-name="P73">affiche la liste des répertoires dans lesquels on peut placer le script pour pouvoir l'appeler sans saisir son chemin complet</text:p>
          </table:table-cell>
        </table:table-row>
        <table:table-row table:style-name="Table6.1">
          <table:table-cell table:style-name="Table6.A2" office:value-type="string">
            <text:p text:style-name="P22">env</text:p>
          </table:table-cell>
          <table:table-cell table:style-name="Table6.A2" office:value-type="string">
            <text:p text:style-name="P92">affiche la liste des variables d'environnement, variables globales accessibles par tous les programmes</text:p>
          </table:table-cell>
        </table:table-row>
        <table:table-row table:style-name="Table6.1">
          <table:table-cell table:style-name="Table6.A2" office:value-type="string">
            <text:p text:style-name="P4">#!/bin/bash</text:p>
          </table:table-cell>
          <table:table-cell table:style-name="Table6.A2" office:value-type="string">
            <text:p text:style-name="P68">on commence par indiquer quel shell utiliser<text:span text:style-name="T31">, le symbole </text:span><text:span text:style-name="T3">#!</text:span><text:span text:style-name="T31"> est appelé </text:span><text:span text:style-name="T3">sha-bang</text:span><text:span text:style-name="T2">,</text:span></text:p>
            <text:p text:style-name="P71">puis <text:span text:style-name="T34">o</text:span>n écrit une commande par ligne, sans point-virgule</text:p>
          </table:table-cell>
        </table:table-row>
        <table:table-row table:style-name="Table6.1">
          <table:table-cell table:style-name="Table6.A2" office:value-type="string">
            <text:p text:style-name="P5">#</text:p>
          </table:table-cell>
          <table:table-cell table:style-name="Table6.A2" office:value-type="string">
            <text:p text:style-name="P69">ligne commentée</text:p>
          </table:table-cell>
        </table:table-row>
        <table:table-row table:style-name="Table6.1">
          <table:table-cell table:style-name="Table6.A2" office:value-type="string">
            <text:p text:style-name="P9"><text:span text:style-name="T9">var</text:span>=<text:span text:style-name="T9">val</text:span></text:p>
          </table:table-cell>
          <table:table-cell table:style-name="Table6.A2" office:value-type="string">
            <text:p text:style-name="P74">déclaration d'une variable<text:span text:style-name="T35">, pas d'espace autour des opérateurs</text:span></text:p>
          </table:table-cell>
        </table:table-row>
        <table:table-row table:style-name="Table6.1">
          <table:table-cell table:style-name="Table6.A1" table:number-columns-spanned="2" office:value-type="string">
            <text:p text:style-name="P9"/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p text:style-name="P104">variables globales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3">SHELL</text:p>
          </table:table-cell>
          <table:table-cell table:style-name="Table6.A2" office:value-type="string">
            <text:p text:style-name="P93">type de shell en cours d'utilisation</text:p>
          </table:table-cell>
        </table:table-row>
        <table:table-row table:style-name="Table6.1">
          <table:table-cell table:style-name="Table6.A2" office:value-type="string">
            <text:p text:style-name="P23">PATH</text:p>
          </table:table-cell>
          <table:table-cell table:style-name="Table6.A2" office:value-type="string">
            <text:p text:style-name="P93">liste des exécutables qui peuvent être appelés sans leur chemin complet</text:p>
          </table:table-cell>
        </table:table-row>
        <table:table-row table:style-name="Table6.1">
          <table:table-cell table:style-name="Table6.A2" office:value-type="string">
            <text:p text:style-name="P24">EDITOR</text:p>
          </table:table-cell>
          <table:table-cell table:style-name="Table6.A2" office:value-type="string">
            <text:p text:style-name="P94">éditeur de texte par défaut</text:p>
          </table:table-cell>
        </table:table-row>
        <table:table-row table:style-name="Table6.1">
          <table:table-cell table:style-name="Table6.A2" office:value-type="string">
            <text:p text:style-name="P25">HOME</text:p>
          </table:table-cell>
          <table:table-cell table:style-name="Table6.A2" office:value-type="string">
            <text:p text:style-name="P95">chemin du dossier home</text:p>
          </table:table-cell>
        </table:table-row>
        <table:table-row table:style-name="Table6.1">
          <table:table-cell table:style-name="Table6.A2" office:value-type="string">
            <text:p text:style-name="P26">PWD</text:p>
          </table:table-cell>
          <table:table-cell table:style-name="Table6.A2" office:value-type="string">
            <text:p text:style-name="P96">dossier courant</text:p>
          </table:table-cell>
        </table:table-row>
        <table:table-row table:style-name="Table6.1">
          <table:table-cell table:style-name="Table6.A2" office:value-type="string">
            <text:p text:style-name="P26">OLDPWD</text:p>
          </table:table-cell>
          <table:table-cell table:style-name="Table6.A2" office:value-type="string">
            <text:p text:style-name="P96">dossier dans lequel on se trouvait juste avant</text:p>
          </table:table-cell>
        </table:table-row>
        <table:table-row table:style-name="Table6.1">
          <table:table-cell table:style-name="Table6.A2" table:number-columns-spanned="2" office:value-type="string">
            <text:p text:style-name="P9"/>
          </table:table-cell>
          <table:covered-table-cell/>
        </table:table-row>
        <table:table-row table:style-name="Table6.1">
          <table:table-cell table:style-name="Table6.A2" office:value-type="string">
            <text:p text:style-name="P27"><text:span text:style-name="T9">file.sh</text:span> <text:span text:style-name="T9">prm1</text:span> <text:span text:style-name="T9">prm2</text:span><text:span text:style-name="T16"> prm3</text:span></text:p>
          </table:table-cell>
          <table:table-cell table:style-name="Table6.A2" office:value-type="string">
            <text:p text:style-name="P97">passage de paramètres au script,</text:p>
            <text:p text:style-name="P97">au démarrage du script, des variables sont automatiquement créées : <text:span text:style-name="T1">$#</text:span> pour le nombre de paramètres, <text:span text:style-name="T5">$0</text:span><text:span text:style-name="T48"> pour le nom du script, </text:span><text:span text:style-name="T5">$1-$</text:span><text:span text:style-name="T49">n contiennent les paramètres passés au script,</text:span></text:p>
            <text:p text:style-name="P98">$1=prm1, $2=prm2, $3=prm3</text:p>
          </table:table-cell>
        </table:table-row>
        <table:table-row table:style-name="Table6.1">
          <table:table-cell table:style-name="Table6.A2" office:value-type="string">
            <text:p text:style-name="P28">shift</text:p>
          </table:table-cell>
          <table:table-cell table:style-name="Table6.A2" office:value-type="string">
            <text:p text:style-name="P98">fait avancer les paramètres dans les variables,</text:p>
            <text:p text:style-name="P99">$1=prm2, $2=prm3</text:p>
          </table:table-cell>
        </table:table-row>
        <table:table-row table:style-name="Table6.1">
          <table:table-cell table:style-name="Table6.A2" table:number-columns-spanned="2" office:value-type="string">
            <text:p text:style-name="P9"/>
          </table:table-cell>
          <table:covered-table-cell/>
        </table:table-row>
        <table:table-row table:style-name="Table6.1">
          <table:table-cell table:style-name="Table6.A2" office:value-type="string">
            <text:p text:style-name="P10">echo<text:span text:style-name="T12"> str1 str2 str3</text:span></text:p>
          </table:table-cell>
          <table:table-cell table:style-name="Table6.A2" office:value-type="string">
            <text:p text:style-name="P75">affiche les chaînes des caractères en console, pas besoin de guillemets</text:p>
          </table:table-cell>
        </table:table-row>
        <table:table-row table:style-name="Table6.1">
          <table:table-cell table:style-name="Table6.A2" office:value-type="string">
            <text:p text:style-name="P11"><text:span text:style-name="T9">echo </text:span>-e <text:span text:style-name="T37">'</text:span><text:span text:style-name="T9">str1</text:span>\n<text:span text:style-name="T9">str2</text:span><text:span text:style-name="T37">'</text:span></text:p>
          </table:table-cell>
          <table:table-cell table:style-name="Table6.A2" office:value-type="string">
            <text:p text:style-name="P76"><text:span text:style-name="T36">active</text:span> l'interprétation des échappement<text:span text:style-name="T36">s</text:span></text:p>
          </table:table-cell>
        </table:table-row>
        <table:table-row table:style-name="Table6.1">
          <table:table-cell table:style-name="Table6.A2" office:value-type="string">
            <text:p text:style-name="P12"><text:span text:style-name="T9">echo</text:span> $<text:span text:style-name="T9">var</text:span></text:p>
          </table:table-cell>
          <table:table-cell table:style-name="Table6.A2" office:value-type="string">
            <text:p text:style-name="P77">affiche la valeur d'une variable</text:p>
          </table:table-cell>
        </table:table-row>
        <table:table-row table:style-name="Table6.1">
          <table:table-cell table:style-name="Table6.A2" office:value-type="string">
            <text:p text:style-name="P13"><text:span text:style-name="T13">echo</text:span><text:span text:style-name="T38"> </text:span>'<text:span text:style-name="T9">str : </text:span>$<text:span text:style-name="T9">var</text:span>'</text:p>
          </table:table-cell>
          <table:table-cell table:style-name="Table6.A2" office:value-type="string">
            <text:p text:style-name="P78">tout le contenu des single quotes est interprété comme une chaîne de caractères</text:p>
          </table:table-cell>
        </table:table-row>
        <table:table-row table:style-name="Table6.1">
          <table:table-cell table:style-name="Table6.A2" office:value-type="string">
            <text:p text:style-name="P13"><text:span text:style-name="T13">echo</text:span><text:span text:style-name="T38"> </text:span>"<text:span text:style-name="T9">str : </text:span>$<text:span text:style-name="T9">var</text:span>"</text:p>
          </table:table-cell>
          <table:table-cell table:style-name="Table6.A2" office:value-type="string">
            <text:p text:style-name="P79">à l'intérieur des double quotes, les variables sont remplacées par leurs valeurs</text:p>
          </table:table-cell>
        </table:table-row>
        <table:table-row table:style-name="Table6.1">
          <table:table-cell table:style-name="Table6.A2" office:value-type="string">
            <text:p text:style-name="P14"><text:span text:style-name="T9">var=</text:span>`<text:span text:style-name="T9">cmd</text:span>`</text:p>
          </table:table-cell>
          <table:table-cell table:style-name="Table6.A2" office:value-type="string">
            <text:p text:style-name="P80">les back quotes (accents graves), permettent d'<text:span text:style-name="T39">afficher la valeur renvoyée par une commande</text:span></text:p>
          </table:table-cell>
        </table:table-row>
        <table:table-row table:style-name="Table6.1">
          <table:table-cell table:style-name="Table6.A2" office:value-type="string">
            <text:p text:style-name="P15">read<text:span text:style-name="T9"> var</text:span></text:p>
          </table:table-cell>
          <table:table-cell table:style-name="Table6.A2" office:value-type="string">
            <text:p text:style-name="P81">stocke <text:span text:style-name="T40">toute </text:span>la saisie de l'utilisateur dans une variable</text:p>
          </table:table-cell>
        </table:table-row>
        <table:table-row table:style-name="Table6.1">
          <table:table-cell table:style-name="Table6.A2" office:value-type="string">
            <text:p text:style-name="P83">read var1 var2</text:p>
          </table:table-cell>
          <table:table-cell table:style-name="Table6.A2" office:value-type="string">
            <text:p text:style-name="P82">stocke chaque mot dans une variable<text:span text:style-name="T41">,</text:span></text:p>
            <text:p text:style-name="P152">si la saisie comporte plus de mots qu'il n'y a de variables, c'est la dernière variable qui contient les mots supplémentaires</text:p>
          </table:table-cell>
        </table:table-row>
        <table:table-row table:style-name="Table6.1">
          <table:table-cell table:style-name="Table6.A2" office:value-type="string">
            <text:p text:style-name="P16"><text:span text:style-name="T9">read </text:span>-p<text:span text:style-name="T9"> 'msg' var</text:span></text:p>
          </table:table-cell>
          <table:table-cell table:style-name="Table6.A2" office:value-type="string">
            <text:p text:style-name="P84">ajoute un message (prompt)</text:p>
          </table:table-cell>
        </table:table-row>
        <table:table-row table:style-name="Table6.1">
          <table:table-cell table:style-name="Table6.A2" office:value-type="string">
            <text:p text:style-name="P16"><text:span text:style-name="T9">read </text:span>-<text:span text:style-name="T42">n </text:span><text:span text:style-name="T14">n</text:span><text:span text:style-name="T42"> </text:span><text:span text:style-name="T9">var</text:span></text:p>
          </table:table-cell>
          <table:table-cell table:style-name="Table6.A2" office:value-type="string">
            <text:p text:style-name="P85">interrompt la saisie au bout de n caractères</text:p>
          </table:table-cell>
        </table:table-row>
        <table:table-row table:style-name="Table6.1">
          <table:table-cell table:style-name="Table6.A2" office:value-type="string">
            <text:p text:style-name="P17"><text:span text:style-name="T9">read </text:span>-<text:span text:style-name="T42">t </text:span><text:span text:style-name="T14">n</text:span><text:span text:style-name="T42"> </text:span><text:span text:style-name="T9">var</text:span></text:p>
          </table:table-cell>
          <table:table-cell table:style-name="Table6.A2" office:value-type="string">
            <text:p text:style-name="P86">interrompt la saisie au bout de <text:span text:style-name="T77">n</text:span> secon<text:span text:style-name="T77">d</text:span>es (timeout)</text:p>
          </table:table-cell>
        </table:table-row>
        <table:table-row table:style-name="Table6.1">
          <table:table-cell table:style-name="Table6.A2" office:value-type="string">
            <text:p text:style-name="P18"><text:span text:style-name="T9">read </text:span>-<text:span text:style-name="T43">s </text:span><text:span text:style-name="T9">var</text:span></text:p>
          </table:table-cell>
          <table:table-cell table:style-name="Table6.A2" office:value-type="string">
            <text:p text:style-name="P87">masque les caractères saisis</text:p>
          </table:table-cell>
        </table:table-row>
        <table:table-row table:style-name="Table6.1">
          <table:table-cell table:style-name="Table6.A2" office:value-type="string">
            <text:p text:style-name="P19">let "<text:span text:style-name="T15">var1</text:span><text:span text:style-name="T9"> </text:span>=<text:span text:style-name="T9"> n</text:span><text:span text:style-name="T15">1</text:span>"</text:p>
            <text:p text:style-name="P20"><text:span text:style-name="T44">l</text:span>et "<text:span text:style-name="T15">var2</text:span><text:span text:style-name="T9"> </text:span>=<text:span text:style-name="T9"> n</text:span><text:span text:style-name="T15">2</text:span>"</text:p>
            <text:p text:style-name="P20">let "<text:span text:style-name="T9">var</text:span> <text:span text:style-name="T44">= </text:span><text:span text:style-name="T9">var1 </text:span>+<text:span text:style-name="T9"> var2</text:span>"</text:p>
          </table:table-cell>
          <table:table-cell table:style-name="Table6.A2" office:value-type="string">
            <text:p text:style-name="P88">gère l'assignation <text:span text:style-name="T45">de</text:span> nombre<text:span text:style-name="T45">s</text:span> <text:span text:style-name="T46">entiers </text:span>comme valeur<text:span text:style-name="T46">s et les opérations arithmétiques </text:span><text:span text:style-name="T4">+</text:span><text:span text:style-name="T45">, </text:span><text:span text:style-name="T4">-</text:span><text:span text:style-name="T45">, </text:span><text:span text:style-name="T4">*</text:span><text:span text:style-name="T45">, </text:span><text:span text:style-name="T4">/</text:span><text:span text:style-name="T45">, </text:span><text:span text:style-name="T4">%</text:span><text:span text:style-name="T45"> et </text:span><text:span text:style-name="T4">**</text:span><text:span text:style-name="T45"> (puissance),</text:span></text:p>
            <text:p text:style-name="P89">on peut utiliser les raccourcis (+=, *= etc.)</text:p>
          </table:table-cell>
        </table:table-row>
        <table:table-row table:style-name="Table6.1">
          <table:table-cell table:style-name="Table6.A2" office:value-type="string">
            <text:p text:style-name="P21"><text:span text:style-name="T9">echo "n1 / n2"</text:span> | bc<text:span text:style-name="T47"> -l</text:span></text:p>
          </table:table-cell>
          <table:table-cell table:style-name="Table6.A2" office:value-type="string">
            <text:p text:style-name="P90">gère les nombres décimaux<text:span text:style-name="T47">,</text:span></text:p>
            <text:p text:style-name="P91">-l pour utiliser la librairie mathématique standard</text:p>
          </table:table-cell>
        </table:table-row>
        <table:table-row table:style-name="Table6.1">
          <table:table-cell table:style-name="Table6.A2" office:value-type="string">
            <text:p text:style-name="P29"><text:span text:style-name="T9">tab</text:span>=('<text:span text:style-name="T9">val1</text:span>' '<text:span text:style-name="T9">val2</text:span>' '<text:span text:style-name="T9">val2</text:span>')</text:p>
          </table:table-cell>
          <table:table-cell table:style-name="Table6.A2" office:value-type="string">
            <text:p text:style-name="P100">déclaration d'un tableau</text:p>
          </table:table-cell>
        </table:table-row>
        <table:table-row table:style-name="Table6.1">
          <table:table-cell table:style-name="Table6.A2" office:value-type="string">
            <text:p text:style-name="P30">${<text:span text:style-name="T9">tab</text:span>[<text:span text:style-name="T9">i</text:span>]}</text:p>
          </table:table-cell>
          <table:table-cell table:style-name="Table6.A2" office:value-type="string">
            <text:p text:style-name="P100">accès à la valeur d'indice i</text:p>
          </table:table-cell>
        </table:table-row>
        <table:table-row table:style-name="Table6.1">
          <table:table-cell table:style-name="Table6.A2" office:value-type="string">
            <text:p text:style-name="P31"><text:span text:style-name="T9">tab</text:span>[<text:span text:style-name="T9">i</text:span>]<text:span text:style-name="T51">=</text:span><text:span text:style-name="T17">val</text:span></text:p>
          </table:table-cell>
          <table:table-cell table:style-name="Table6.A2" office:value-type="string">
            <text:p text:style-name="P101">assignation d'une valeur à l'élément d'indice i</text:p>
          </table:table-cell>
        </table:table-row>
        <table:table-row table:style-name="Table6.1">
          <table:table-cell table:style-name="Table6.A2" office:value-type="string">
            <text:p text:style-name="P102">echo <text:span text:style-name="T6">${</text:span><text:span text:style-name="T50">tab</text:span><text:span text:style-name="T6">[</text:span><text:span text:style-name="T1">*</text:span><text:span text:style-name="T6">]}</text:span></text:p>
          </table:table-cell>
          <table:table-cell table:style-name="Table6.A2" office:value-type="string">
            <text:p text:style-name="P103">affiche tout le contenu du tableau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54">Conditions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05">chaînes de caractère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<text:span text:style-name="T22">$</text:span><text:span text:style-name="T21">str1</text:span><text:span text:style-name="T57"> </text:span>=<text:span text:style-name="T57"> </text:span><text:span text:style-name="T21">$str2</text:span></text:p>
          </table:table-cell>
          <table:table-cell table:style-name="Table1.A2" office:value-type="string">
            <text:p text:style-name="P116">chaînes identiques<text:span text:style-name="T58">, le double égal peut aussi être utilisé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T22">$</text:span><text:span text:style-name="T9">str1</text:span> != <text:span text:style-name="T22">$</text:span><text:span text:style-name="T9">str2</text:span></text:p>
          </table:table-cell>
          <table:table-cell table:style-name="Table1.A2" office:value-type="string">
            <text:p text:style-name="P116">chaînes différentes</text:p>
          </table:table-cell>
        </table:table-row>
        <table:table-row table:style-name="Table1.1">
          <table:table-cell table:style-name="Table1.A2" office:value-type="string">
            <text:p text:style-name="P38">-z <text:span text:style-name="T22">$</text:span><text:span text:style-name="T9">str</text:span></text:p>
          </table:table-cell>
          <table:table-cell table:style-name="Table1.A2" office:value-type="string">
            <text:p text:style-name="P117">chaîne vide</text:p>
          </table:table-cell>
        </table:table-row>
        <table:table-row table:style-name="Table1.1">
          <table:table-cell table:style-name="Table1.A2" office:value-type="string">
            <text:p text:style-name="P39">-n <text:span text:style-name="T9">$str</text:span></text:p>
          </table:table-cell>
          <table:table-cell table:style-name="Table1.A2" office:value-type="string">
            <text:p text:style-name="P118">chaîne non vide</text:p>
          </table:table-cell>
        </table:table-row>
        <table:table-row table:style-name="Table1.1">
          <table:table-cell table:style-name="Table1.A2" table:number-columns-spanned="2" office:value-type="string">
            <text:p text:style-name="P34"/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06">nombre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0"><text:span text:style-name="T9">$n1 </text:span><text:span text:style-name="T60">-</text:span>eq<text:span text:style-name="T9"> $n2</text:span></text:p>
          </table:table-cell>
          <table:table-cell table:style-name="Table1.A2" office:value-type="string">
            <text:p text:style-name="P119">nombres égaux<text:span text:style-name="T59"> (equal)</text:span></text:p>
          </table:table-cell>
        </table:table-row>
        <table:table-row table:style-name="Table1.1">
          <table:table-cell table:style-name="Table1.A2" office:value-type="string">
            <text:p text:style-name="P41"><text:span text:style-name="T9">$n1 </text:span><text:span text:style-name="T60">-ne</text:span><text:span text:style-name="T9"> $n2</text:span></text:p>
          </table:table-cell>
          <table:table-cell table:style-name="Table1.A2" office:value-type="string">
            <text:p text:style-name="P120">nombres différents (not equal)</text:p>
          </table:table-cell>
        </table:table-row>
        <table:table-row table:style-name="Table1.1">
          <table:table-cell table:style-name="Table1.A2" office:value-type="string">
            <text:p text:style-name="P42"><text:span text:style-name="T9">$n1 </text:span><text:span text:style-name="T60">-lt</text:span><text:span text:style-name="T9"> $n2</text:span></text:p>
          </table:table-cell>
          <table:table-cell table:style-name="Table1.A2" office:value-type="string">
            <text:p text:style-name="P121">plus petit que (<text:span text:style-name="T61">less</text:span> than)</text:p>
          </table:table-cell>
        </table:table-row>
        <table:table-row table:style-name="Table1.1">
          <table:table-cell table:style-name="Table1.A2" office:value-type="string">
            <text:p text:style-name="P42"><text:span text:style-name="T9">$n1 </text:span><text:span text:style-name="T60">-le</text:span><text:span text:style-name="T9"> $n2</text:span></text:p>
          </table:table-cell>
          <table:table-cell table:style-name="Table1.A2" office:value-type="string">
            <text:p text:style-name="P122">plut petit ou égal</text:p>
          </table:table-cell>
        </table:table-row>
        <table:table-row table:style-name="Table1.1">
          <table:table-cell table:style-name="Table1.A2" office:value-type="string">
            <text:p text:style-name="P43"><text:span text:style-name="T9">$n1 </text:span><text:span text:style-name="T60">-gt</text:span><text:span text:style-name="T9"> $n2</text:span></text:p>
          </table:table-cell>
          <table:table-cell table:style-name="Table1.A2" office:value-type="string">
            <text:p text:style-name="P123">plus <text:span text:style-name="T62">grand</text:span> (greater than)</text:p>
          </table:table-cell>
        </table:table-row>
        <table:table-row table:style-name="Table1.1">
          <table:table-cell table:style-name="Table1.A2" office:value-type="string">
            <text:p text:style-name="P44"><text:span text:style-name="T9">$n1 </text:span><text:span text:style-name="T60">-ge</text:span><text:span text:style-name="T9"> $n2</text:span></text:p>
          </table:table-cell>
          <table:table-cell table:style-name="Table1.A2" office:value-type="string">
            <text:p text:style-name="P124">plus grand ou égal</text:p>
          </table:table-cell>
        </table:table-row>
        <table:table-row table:style-name="Table1.1">
          <table:table-cell table:style-name="Table1.A2" table:number-columns-spanned="2" office:value-type="string">
            <text:p text:style-name="P32"/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07">fichier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5">-e $<text:span text:style-name="T9">file</text:span></text:p>
          </table:table-cell>
          <table:table-cell table:style-name="Table1.A2" office:value-type="string">
            <text:p text:style-name="P125">le fichier existe</text:p>
          </table:table-cell>
        </table:table-row>
        <table:table-row table:style-name="Table1.1">
          <table:table-cell table:style-name="Table1.A2" office:value-type="string">
            <text:p text:style-name="P45">-d $<text:span text:style-name="T9">dir</text:span></text:p>
          </table:table-cell>
          <table:table-cell table:style-name="Table1.A2" office:value-type="string">
            <text:p text:style-name="P125"><text:span text:style-name="T67">de type </text:span>répertoire</text:p>
          </table:table-cell>
        </table:table-row>
        <table:table-row table:style-name="Table1.1">
          <table:table-cell table:style-name="Table1.A2" office:value-type="string">
            <text:p text:style-name="P46">-<text:span text:style-name="T78">f</text:span> $<text:span text:style-name="T23">file</text:span></text:p>
          </table:table-cell>
          <table:table-cell table:style-name="Table1.A2" office:value-type="string">
            <text:p text:style-name="P126"><text:span text:style-name="T67">de type </text:span>fichier</text:p>
          </table:table-cell>
        </table:table-row>
        <table:table-row table:style-name="Table1.1">
          <table:table-cell table:style-name="Table1.A2" office:value-type="string">
            <text:p text:style-name="P46">-<text:span text:style-name="T63">L</text:span> $<text:span text:style-name="T23">file</text:span></text:p>
          </table:table-cell>
          <table:table-cell table:style-name="Table1.A2" office:value-type="string">
            <text:p text:style-name="P127">lien symbolique</text:p>
          </table:table-cell>
        </table:table-row>
        <table:table-row table:style-name="Table1.1">
          <table:table-cell table:style-name="Table1.A2" office:value-type="string">
            <text:p text:style-name="P47">-<text:span text:style-name="T64">r</text:span> $<text:span text:style-name="T23">file</text:span></text:p>
          </table:table-cell>
          <table:table-cell table:style-name="Table1.A2" office:value-type="string">
            <text:p text:style-name="P128">lisible</text:p>
          </table:table-cell>
        </table:table-row>
        <table:table-row table:style-name="Table1.1">
          <table:table-cell table:style-name="Table1.A2" office:value-type="string">
            <text:p text:style-name="P48">-<text:span text:style-name="T65">w</text:span> $<text:span text:style-name="T23">file</text:span></text:p>
          </table:table-cell>
          <table:table-cell table:style-name="Table1.A2" office:value-type="string">
            <text:p text:style-name="P129">modifiable</text:p>
          </table:table-cell>
        </table:table-row>
        <table:table-row table:style-name="Table1.1">
          <table:table-cell table:style-name="Table1.A2" office:value-type="string">
            <text:p text:style-name="P48">-<text:span text:style-name="T65">x</text:span> $<text:span text:style-name="T23">file</text:span></text:p>
          </table:table-cell>
          <table:table-cell table:style-name="Table1.A2" office:value-type="string">
            <text:p text:style-name="P129">exécutable</text:p>
          </table:table-cell>
        </table:table-row>
        <table:table-row table:style-name="Table1.1">
          <table:table-cell table:style-name="Table1.A2" office:value-type="string">
            <text:p text:style-name="P49">$<text:span text:style-name="T9">file1</text:span> -nt $<text:span text:style-name="T9">file2</text:span></text:p>
          </table:table-cell>
          <table:table-cell table:style-name="Table1.A2" office:value-type="string">
            <text:p text:style-name="P130">plus récent (newer than)</text:p>
          </table:table-cell>
        </table:table-row>
        <table:table-row table:style-name="Table1.1">
          <table:table-cell table:style-name="Table1.A2" office:value-type="string">
            <text:p text:style-name="P50">$<text:span text:style-name="T9">file1</text:span> -<text:span text:style-name="T66">o</text:span>t $<text:span text:style-name="T9">file2</text:span></text:p>
          </table:table-cell>
          <table:table-cell table:style-name="Table1.A2" office:value-type="string">
            <text:p text:style-name="P131">plus ancien (older than)</text:p>
          </table:table-cell>
        </table:table-row>
        <table:table-row table:style-name="Table1.1">
          <table:table-cell table:style-name="Table1.A2" table:number-columns-spanned="2" office:value-type="string">
            <text:p text:style-name="P32"/>
          </table:table-cell>
          <table:covered-table-cell/>
        </table:table-row>
        <table:table-row table:style-name="Table1.1">
          <table:table-cell table:style-name="Table1.A2" office:value-type="string">
            <text:p text:style-name="P51">&amp;&amp;, ||</text:p>
          </table:table-cell>
          <table:table-cell table:style-name="Table1.A2" office:value-type="string">
            <text:p text:style-name="P132">ET, OU<text:span text:style-name="T68"><text:tab/>if [ test1 ] &amp;&amp; [ test2 ]</text:span></text:p>
          </table:table-cell>
        </table:table-row>
        <table:table-row table:style-name="Table1.1">
          <table:table-cell table:style-name="Table1.A2" office:value-type="string">
            <text:p text:style-name="P52">!</text:p>
          </table:table-cell>
          <table:table-cell table:style-name="Table1.A2" office:value-type="string">
            <text:p text:style-name="P133">NOT<text:tab/><text:tab/>[ ! test ]</text:p>
          </table:table-cell>
        </table:table-row>
        <table:table-row table:style-name="Table1.1">
          <table:table-cell table:style-name="Table1.A2" table:number-columns-spanned="2" office:value-type="string">
            <text:p text:style-name="P32"/>
          </table:table-cell>
          <table:covered-table-cell/>
        </table:table-row>
        <table:table-row table:style-name="Table1.1">
          <table:table-cell table:style-name="Table1.A2" office:value-type="string">
            <text:p text:style-name="P32">if [<text:span text:style-name="T52"> </text:span><text:span text:style-name="T9">test</text:span><text:span text:style-name="T18"> </text:span>]</text:p>
            <text:p text:style-name="P32">then</text:p>
            <text:p text:style-name="P32"><text:s text:c="2"/><text:span text:style-name="T9">...</text:span></text:p>
            <text:p text:style-name="P32">fi</text:p>
          </table:table-cell>
          <table:table-cell table:style-name="Table1.A2" office:value-type="string">
            <text:p text:style-name="P108">condition <text:span text:style-name="T54">SI,</text:span></text:p>
            <text:p text:style-name="P111">espaces à l'intérieur des crochets</text:p>
          </table:table-cell>
        </table:table-row>
        <table:table-row table:style-name="Table1.1">
          <table:table-cell table:style-name="Table1.A2" office:value-type="string">
            <text:p text:style-name="P33">if [<text:span text:style-name="T52"> </text:span><text:span text:style-name="T9">test</text:span><text:span text:style-name="T18"> </text:span>]<text:span text:style-name="T53">; then</text:span></text:p>
            <text:p text:style-name="P33"><text:s text:c="2"/><text:span text:style-name="T9">...</text:span></text:p>
            <text:p text:style-name="P33">fi</text:p>
          </table:table-cell>
          <table:table-cell table:style-name="Table1.A2" office:value-type="string">
            <text:p text:style-name="P112">autre écriture possible</text:p>
          </table:table-cell>
        </table:table-row>
        <table:table-row table:style-name="Table1.1">
          <table:table-cell table:style-name="Table1.A2" office:value-type="string">
            <text:p text:style-name="P109">if [<text:span text:style-name="T52"> </text:span>test<text:span text:style-name="T52"> </text:span>]<text:span text:style-name="T53">; then</text:span></text:p>
            <text:p text:style-name="P109"><text:s text:c="2"/>...</text:p>
            <text:p text:style-name="P35">else</text:p>
            <text:p text:style-name="P113"><text:s text:c="2"/>...</text:p>
            <text:p text:style-name="P109">fi</text:p>
          </table:table-cell>
          <table:table-cell table:style-name="Table1.A2" office:value-type="string">
            <text:p text:style-name="P113">SI | SINON</text:p>
          </table:table-cell>
        </table:table-row>
        <table:table-row table:style-name="Table1.1">
          <table:table-cell table:style-name="Table1.A2" office:value-type="string">
            <text:p text:style-name="P110">if [<text:span text:style-name="T52"> </text:span>test<text:span text:style-name="T56">1 </text:span>]<text:span text:style-name="T53">; then</text:span></text:p>
            <text:p text:style-name="P110"><text:s text:c="2"/>...</text:p>
            <text:p text:style-name="P36">el<text:span text:style-name="T55">if</text:span><text:span text:style-name="T19"> [ test</text:span><text:span text:style-name="T20">2</text:span><text:span text:style-name="T19"> ]</text:span><text:span text:style-name="T20">; then</text:span></text:p>
            <text:p text:style-name="P114"><text:s text:c="2"/>...</text:p>
            <text:p text:style-name="P115">else</text:p>
            <text:p text:style-name="P115"><text:s text:c="2"/>...</text:p>
            <text:p text:style-name="P110">fi</text:p>
          </table:table-cell>
          <table:table-cell table:style-name="Table1.A2" office:value-type="string">
            <text:p text:style-name="P115">SI | SINON SI | SINON</text:p>
          </table:table-cell>
        </table:table-row>
        <table:table-row table:style-name="Table1.1">
          <table:table-cell table:style-name="Table1.A2" table:number-columns-spanned="2" office:value-type="string">
            <text:p text:style-name="P110"/>
          </table:table-cell>
          <table:covered-table-cell/>
        </table:table-row>
        <text:soft-page-break/>
        <table:table-row table:style-name="Table1.1">
          <table:table-cell table:style-name="Table1.A2" office:value-type="string">
            <text:p text:style-name="P134"><text:span text:style-name="T1">case</text:span> $var <text:span text:style-name="T1">in</text:span></text:p>
            <text:p text:style-name="P134"><text:s text:c="2"/><text:span text:style-name="T70">"</text:span>val1<text:span text:style-name="T70">"</text:span><text:span text:style-name="T7">)</text:span></text:p>
            <text:p text:style-name="P134"><text:s text:c="4"/><text:span text:style-name="T69">instructions</text:span></text:p>
            <text:p text:style-name="P134"><text:s text:c="4"/><text:span text:style-name="T1">;;</text:span></text:p>
            <text:p text:style-name="P134"><text:s text:c="2"/><text:span text:style-name="T70">"</text:span>val2<text:span text:style-name="T70">"</text:span><text:span text:style-name="T7">)</text:span></text:p>
            <text:p text:style-name="P135"><text:s text:c="4"/><text:span text:style-name="T69">instructions</text:span></text:p>
            <text:p text:style-name="P134"><text:s text:c="4"/><text:span text:style-name="T1">;;</text:span></text:p>
            <text:p text:style-name="P64"><text:s text:c="2"/>*)</text:p>
            <text:p text:style-name="P137"><text:span text:style-name="T1"><text:s text:c="4"/></text:span><text:span text:style-name="T69">instructions</text:span></text:p>
            <text:p text:style-name="P136"><text:s text:c="3"/><text:span text:style-name="T1"><text:s/>;;</text:span></text:p>
            <text:p text:style-name="P53">esac</text:p>
          </table:table-cell>
          <table:table-cell table:style-name="Table1.A2" office:value-type="string">
            <text:p text:style-name="P153">exécute les instructions définies sous la valeur qui vérifie le test d'égalité avec à la variable</text:p>
            <text:p text:style-name="P134"/>
            <text:p text:style-name="P138">si aucune valeur n'est égale à la variable, les instructions définies sous <text:span text:style-name="T1">*)</text:span> sont exécutées</text:p>
            <text:p text:style-name="P138"/>
            <text:p text:style-name="P139">on peut utiliser le joker <text:span text:style-name="T1">* </text:span>dans les valeurs testées<text:span text:style-name="T70">, on peut grouper les instructions pour plusieurs valeurs avec val1</text:span><text:span text:style-name="T7"> |</text:span><text:span text:style-name="T70"> val2</text:span><text:span text:style-name="T7">)</text:span></text:p>
          </table:table-cell>
        </table:table-row>
      </table:table>
      <text:p text:style-name="P159"/>
      <text:p text:style-name="P16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55">Boucle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4"><text:span text:style-name="T57">w</text:span>hile [ <text:span text:style-name="T9">test</text:span> ]</text:p>
            <text:p text:style-name="P54">do</text:p>
            <text:p text:style-name="P54"><text:s text:c="2"/><text:span text:style-name="T9">...</text:span></text:p>
            <text:p text:style-name="P54">done</text:p>
          </table:table-cell>
          <table:table-cell table:style-name="Table2.A2" office:value-type="string">
            <text:p text:style-name="P142">exécute les instructions tant que la condition est remplie</text:p>
          </table:table-cell>
        </table:table-row>
        <table:table-row table:style-name="Table2.1">
          <table:table-cell table:style-name="Table2.A2" office:value-type="string">
            <text:p text:style-name="P55"><text:span text:style-name="T57">w</text:span>hile [ <text:span text:style-name="T9">test</text:span> ]<text:span text:style-name="T71">; </text:span>do</text:p>
            <text:p text:style-name="P55"><text:s text:c="2"/><text:span text:style-name="T9">...</text:span></text:p>
            <text:p text:style-name="P55">done</text:p>
          </table:table-cell>
          <table:table-cell table:style-name="Table2.A2" office:value-type="string">
            <text:p text:style-name="P140">autre écriture possible</text:p>
          </table:table-cell>
        </table:table-row>
        <table:table-row table:style-name="Table2.1">
          <table:table-cell table:style-name="Table2.A2" office:value-type="string">
            <text:p text:style-name="P56"><text:span text:style-name="T72">untill</text:span><text:span text:style-name="T9"> [ test ]</text:span>; do</text:p>
            <text:p text:style-name="P141"><text:s text:c="2"/>...</text:p>
            <text:p text:style-name="P163">done</text:p>
          </table:table-cell>
          <table:table-cell table:style-name="Table2.A2" office:value-type="string">
            <text:p text:style-name="P142">exécute les instructions tant que la condition n'est pas remplie</text:p>
          </table:table-cell>
        </table:table-row>
        <table:table-row table:style-name="Table2.1">
          <table:table-cell table:style-name="Table2.A2" office:value-type="string">
            <text:p text:style-name="P57">for <text:span text:style-name="T9">var</text:span> in '<text:span text:style-name="T9">val1</text:span>' '<text:span text:style-name="T9">val2</text:span>'</text:p>
            <text:p text:style-name="P146">do</text:p>
            <text:p text:style-name="P146"><text:s/>...</text:p>
            <text:p text:style-name="P146">done</text:p>
          </table:table-cell>
          <table:table-cell table:style-name="Table2.A2" office:value-type="string">
            <text:p text:style-name="P145">exécute les instruction pour chaque valeur,</text:p>
            <text:p text:style-name="P145">on peut récupérer chaque valeur à l'intérieur de la boucle avec <text:span text:style-name="T1">$</text:span>var</text:p>
          </table:table-cell>
        </table:table-row>
        <table:table-row table:style-name="Table2.1">
          <table:table-cell table:style-name="Table2.A2" office:value-type="string">
            <text:p text:style-name="P58"><text:span text:style-name="T9">for v</text:span><text:span text:style-name="T26">ar</text:span><text:span text:style-name="T9"> in </text:span>$<text:span text:style-name="T24">tab</text:span></text:p>
            <text:p text:style-name="P143">do</text:p>
            <text:p text:style-name="P143"><text:s text:c="2"/>...</text:p>
            <text:p text:style-name="P143">done</text:p>
          </table:table-cell>
          <table:table-cell table:style-name="Table2.A2" office:value-type="string">
            <text:p text:style-name="P147">on peut parcourir <text:span text:style-name="T73">une liste contenue dans une variable</text:span></text:p>
          </table:table-cell>
        </table:table-row>
        <table:table-row table:style-name="Table2.1">
          <table:table-cell table:style-name="Table2.A2" office:value-type="string">
            <text:p text:style-name="P59"><text:span text:style-name="T9">for file in </text:span><text:span text:style-name="T74">`ls`</text:span></text:p>
            <text:p text:style-name="P144">do</text:p>
            <text:p text:style-name="P144"><text:s text:c="2"/>...</text:p>
            <text:p text:style-name="P144">done</text:p>
          </table:table-cell>
          <table:table-cell table:style-name="Table2.A2" office:value-type="string">
            <text:p text:style-name="P148">on peut parcourir les résultats d'une commande<text:span text:style-name="T74"> (``)</text:span></text:p>
          </table:table-cell>
        </table:table-row>
      </table:table>
      <text:p text:style-name="P160"/>
      <text:p text:style-name="P16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56">Fonction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60"><text:span text:style-name="T9">func</text:span> ()</text:p>
            <text:p text:style-name="P60">{</text:p>
            <text:p text:style-name="P60"><text:s/><text:span text:style-name="T9">...</text:span></text:p>
            <text:p text:style-name="P60">}</text:p>
          </table:table-cell>
          <table:table-cell table:style-name="Table3.A2" table:number-rows-spanned="2" office:value-type="string">
            <text:p text:style-name="P149">déclaration de fonction</text:p>
          </table:table-cell>
        </table:table-row>
        <table:table-row table:style-name="Table3.1">
          <table:table-cell table:style-name="Table3.A2" office:value-type="string">
            <text:p text:style-name="P61">function <text:span text:style-name="T9">func</text:span></text:p>
            <text:p text:style-name="P61">{</text:p>
            <text:p text:style-name="P150">...</text:p>
            <text:p text:style-name="P61">}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61">func</text:p>
          </table:table-cell>
          <table:table-cell table:style-name="Table3.A2" office:value-type="string">
            <text:p text:style-name="P150">appel de la fonction</text:p>
          </table:table-cell>
        </table:table-row>
      </table:table>
      <text:p text:style-name="P1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shadow="none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06:39:00</meta:creation-date>
    <meta:initial-creator>Sacha Zacaropoulos</meta:initial-creator>
    <dc:language>en-US</dc:language>
    <dc:date>2018-09-07T12:24:53.426000000</dc:date>
    <meta:editing-cycles>1205</meta:editing-cycles>
    <meta:editing-duration>P1DT16H35M9S</meta:editing-duration>
    <meta:generator>LibreOffice/5.4.7.2$Windows_X86_64 LibreOffice_project/c838ef25c16710f8838b1faec480ebba495259d0</meta:generator>
    <meta:document-statistic meta:table-count="4" meta:image-count="0" meta:object-count="0" meta:page-count="5" meta:paragraph-count="212" meta:word-count="839" meta:character-count="4788" meta:non-whitespace-character-count="4104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